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7" style:family="table">
      <style:table-properties style:width="6.2701in" fo:margin-left="0in" fo:margin-top="0in" fo:margin-bottom="0in" fo:break-before="auto" fo:break-after="auto"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2" style:family="table">
      <style:table-properties style:width="6.1313in" fo:margin-left="0in" fo:margin-top="0in" fo:margin-bottom="0in" fo:break-before="auto" fo:break-after="auto" table:align="left"/>
    </style:style>
    <style:style style:name="Table2.A" style:family="table-column">
      <style:table-column-properties style:column-width="3.0653in"/>
    </style:style>
    <style:style style:name="Table2.B" style:family="table-column">
      <style:table-column-properties style:column-width="3.066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1" style:family="table">
      <style:table-properties style:width="2.9264in" fo:margin-left="0in" fo:margin-top="0in" fo:margin-bottom="0in" fo:break-before="auto" fo:break-after="auto" table:align="left"/>
    </style:style>
    <style:style style:name="Table1.A" style:family="table-column">
      <style:table-column-properties style:column-width="0.4875in"/>
    </style:style>
    <style:style style:name="Table1.C" style:family="table-column">
      <style:table-column-properties style:column-width="0.4882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4" style:family="table">
      <style:table-properties style:width="6.1313in" fo:margin-left="0in" fo:margin-top="0in" fo:margin-bottom="0in" table:align="left"/>
    </style:style>
    <style:style style:name="Table4.A" style:family="table-column">
      <style:table-column-properties style:column-width="3.0653in"/>
    </style:style>
    <style:style style:name="Table4.B" style:family="table-column">
      <style:table-column-properties style:column-width="3.066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3" style:family="table">
      <style:table-properties style:width="2.9264in" fo:margin-left="0in" fo:margin-top="0in" fo:margin-bottom="0in" table:align="left"/>
    </style:style>
    <style:style style:name="Table3.A" style:family="table-column">
      <style:table-column-properties style:column-width="0.4875in"/>
    </style:style>
    <style:style style:name="Table3.C" style:family="table-column">
      <style:table-column-properties style:column-width="0.4882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6" style:family="table">
      <style:table-properties style:width="6.1313in" fo:margin-left="0in" fo:margin-top="0in" fo:margin-bottom="0in" table:align="left"/>
    </style:style>
    <style:style style:name="Table6.A" style:family="table-column">
      <style:table-column-properties style:column-width="3.0653in"/>
    </style:style>
    <style:style style:name="Table6.B" style:family="table-column">
      <style:table-column-properties style:column-width="3.066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5" style:family="table">
      <style:table-properties style:width="2.9264in" fo:margin-left="0in" fo:margin-top="0in" fo:margin-bottom="0in" table:align="left"/>
    </style:style>
    <style:style style:name="Table5.A" style:family="table-column">
      <style:table-column-properties style:column-width="0.4875in"/>
    </style:style>
    <style:style style:name="Table5.C" style:family="table-column">
      <style:table-column-properties style:column-width="0.4882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line-height="100%" fo:orphans="0" fo:widows="0"/>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text-indent="0.5in" style:auto-text-indent="false"/>
    </style:style>
    <style:style style:name="P6" style:family="paragraph" style:parent-style-name="Standard">
      <style:paragraph-properties fo:margin-left="0.5in" fo:margin-right="0in" fo:text-indent="0.5in" style:auto-text-indent="false"/>
    </style:style>
    <style:style style:name="P7" style:family="paragraph" style:parent-style-name="Standard">
      <style:paragraph-properties fo:margin-left="1in" fo:margin-right="0in" fo:text-indent="0.5in" style:auto-text-indent="false"/>
    </style:style>
    <style:style style:name="P8" style:family="paragraph" style:parent-style-name="Heading_20_1">
      <style:paragraph-properties fo:break-before="page"/>
    </style:style>
    <style:style style:name="P9" style:family="paragraph" style:parent-style-name="Heading_20_3">
      <style:paragraph-properties fo:text-align="center" style:justify-single-word="false"/>
    </style:style>
    <style:style style:name="P10" style:family="paragraph" style:parent-style-name="Subtitle">
      <style:paragraph-properties fo:text-align="center" style:justify-single-word="false"/>
    </style:style>
    <style:style style:name="P11" style:family="paragraph" style:parent-style-name="Title">
      <style:paragraph-properties fo:text-align="center" style:justify-single-word="false"/>
    </style:style>
    <style:style style:name="P12" style:family="paragraph" style:parent-style-name="Text_20_body">
      <style:text-properties officeooo:rsid="001a4039" officeooo:paragraph-rsid="001a5457"/>
    </style:style>
    <style:style style:name="P13" style:family="paragraph" style:parent-style-name="Text_20_body">
      <style:text-properties officeooo:paragraph-rsid="001a5457"/>
    </style:style>
    <style:style style:name="P14" style:family="paragraph" style:parent-style-name="Standard">
      <style:text-properties officeooo:rsid="001ae5a7"/>
    </style:style>
    <style:style style:name="P15" style:family="paragraph" style:parent-style-name="Standard">
      <style:text-properties officeooo:rsid="001ae5a7" officeooo:paragraph-rsid="001ae5a7"/>
    </style:style>
    <style:style style:name="P16" style:family="paragraph" style:parent-style-name="Standard">
      <style:text-properties officeooo:rsid="001f245d" officeooo:paragraph-rsid="001f245d"/>
    </style:style>
    <style:style style:name="P17" style:family="paragraph" style:parent-style-name="Standard">
      <style:text-properties officeooo:paragraph-rsid="001f245d"/>
    </style:style>
    <style:style style:name="P18" style:family="paragraph" style:parent-style-name="Standard">
      <style:text-properties officeooo:rsid="001fd59b" officeooo:paragraph-rsid="001fd59b"/>
    </style:style>
    <style:style style:name="P19" style:family="paragraph" style:parent-style-name="Standard">
      <style:text-properties officeooo:paragraph-rsid="001fd59b"/>
    </style:style>
    <style:style style:name="P20" style:family="paragraph" style:parent-style-name="Standard">
      <style:text-properties officeooo:rsid="0022da7a" officeooo:paragraph-rsid="0022da7a"/>
    </style:style>
    <style:style style:name="P21" style:family="paragraph" style:parent-style-name="Standard">
      <style:text-properties officeooo:paragraph-rsid="0022da7a"/>
    </style:style>
    <style:style style:name="P22" style:family="paragraph" style:parent-style-name="Standard">
      <style:text-properties officeooo:rsid="0024f51c" officeooo:paragraph-rsid="0024f51c"/>
    </style:style>
    <style:style style:name="P23" style:family="paragraph" style:parent-style-name="Standard">
      <style:text-properties officeooo:rsid="0024f51c" officeooo:paragraph-rsid="00294a61"/>
    </style:style>
    <style:style style:name="P24" style:family="paragraph" style:parent-style-name="Standard">
      <style:text-properties officeooo:rsid="002c0ca9" officeooo:paragraph-rsid="002c0ca9"/>
    </style:style>
    <style:style style:name="P25" style:family="paragraph" style:parent-style-name="Standard">
      <style:text-properties officeooo:rsid="002da967" officeooo:paragraph-rsid="002da967"/>
    </style:style>
    <style:style style:name="P26" style:family="paragraph" style:parent-style-name="Standard" style:list-style-name="WWNum1">
      <style:paragraph-properties fo:margin-left="0.5in" fo:margin-right="0in" fo:text-indent="-0.25in" style:auto-text-indent="false"/>
    </style:style>
    <style:style style:name="P27" style:family="paragraph" style:parent-style-name="Standard" style:list-style-name="WWNum2">
      <style:paragraph-properties fo:margin-left="0.5in" fo:margin-right="0in" fo:text-indent="-0.25in" style:auto-text-indent="false"/>
    </style:style>
    <style:style style:name="P28" style:family="paragraph" style:parent-style-name="Standard" style:list-style-name="WWNum1">
      <style:paragraph-properties fo:margin-left="1in" fo:margin-right="0in" fo:text-indent="-0.25in" style:auto-text-indent="false"/>
    </style:style>
    <style:style style:name="P29" style:family="paragraph" style:parent-style-name="Standard">
      <style:paragraph-properties fo:margin-left="0in" fo:margin-right="0in" fo:text-indent="0in" style:auto-text-indent="false"/>
    </style:style>
    <style:style style:name="P30" style:family="paragraph" style:parent-style-name="Standard">
      <style:paragraph-properties fo:margin-left="0in" fo:margin-right="0in" fo:text-indent="0in" style:auto-text-indent="false"/>
      <style:text-properties officeooo:rsid="001c16af" officeooo:paragraph-rsid="001c16af"/>
    </style:style>
    <style:style style:name="P31" style:family="paragraph" style:parent-style-name="Text_20_body">
      <style:text-properties officeooo:rsid="001a5457" officeooo:paragraph-rsid="001a5457"/>
    </style:style>
    <style:style style:name="P32" style:family="paragraph" style:parent-style-name="Text_20_body">
      <style:text-properties officeooo:rsid="001c16af" officeooo:paragraph-rsid="001c16af"/>
    </style:style>
    <style:style style:name="P33" style:family="paragraph" style:parent-style-name="Heading_20_1">
      <style:paragraph-properties fo:break-before="page"/>
    </style:style>
    <style:style style:name="P34" style:family="paragraph" style:parent-style-name="Heading_20_1">
      <style:text-properties officeooo:rsid="001a4039" officeooo:paragraph-rsid="001a5457"/>
    </style:style>
    <style:style style:name="P35" style:family="paragraph" style:parent-style-name="Heading_20_1">
      <style:paragraph-properties fo:text-align="start" style:justify-single-word="false"/>
      <style:text-properties officeooo:rsid="002ef1fe" officeooo:paragraph-rsid="002ef1fe"/>
    </style:style>
    <style:style style:name="P36" style:family="paragraph" style:parent-style-name="Heading_20_1">
      <style:text-properties officeooo:rsid="002ef1fe" officeooo:paragraph-rsid="002ef1fe"/>
    </style:style>
    <style:style style:name="P37" style:family="paragraph" style:parent-style-name="Heading_20_1">
      <style:text-properties officeooo:rsid="0031880c" officeooo:paragraph-rsid="0031880c"/>
    </style:style>
    <style:style style:name="P38" style:family="paragraph" style:parent-style-name="Heading_20_1">
      <style:text-properties officeooo:rsid="0032450c" officeooo:paragraph-rsid="0032450c"/>
    </style:style>
    <style:style style:name="P39" style:family="paragraph" style:parent-style-name="Heading_20_2">
      <style:text-properties officeooo:rsid="001c16af" officeooo:paragraph-rsid="001c16af"/>
    </style:style>
    <style:style style:name="P40" style:family="paragraph" style:parent-style-name="Heading_20_3">
      <style:text-properties officeooo:rsid="001f245d" officeooo:paragraph-rsid="001f245d"/>
    </style:style>
    <style:style style:name="P41" style:family="paragraph" style:parent-style-name="Heading_20_3">
      <style:text-properties officeooo:rsid="00216c0a" officeooo:paragraph-rsid="00216c0a"/>
    </style:style>
    <style:style style:name="P42" style:family="paragraph" style:parent-style-name="Title" style:master-page-name="Standard">
      <style:paragraph-properties style:page-number="1"/>
    </style:style>
    <style:style style:name="P43" style:family="paragraph" style:parent-style-name="Contents_20_Heading">
      <style:paragraph-properties fo:break-before="page"/>
    </style:style>
    <style:style style:name="T1" style:family="text">
      <style:text-properties fo:color="#1155cc" style:text-underline-style="solid" style:text-underline-width="auto" style:text-underline-color="font-color"/>
    </style:style>
    <style:style style:name="T2" style:family="text">
      <style:text-properties officeooo:rsid="001a4039"/>
    </style:style>
    <style:style style:name="T3" style:family="text">
      <style:text-properties officeooo:rsid="001a5457"/>
    </style:style>
    <style:style style:name="T4" style:family="text">
      <style:text-properties officeooo:rsid="001c16af"/>
    </style:style>
    <style:style style:name="T5" style:family="text">
      <style:text-properties officeooo:rsid="001dbb86"/>
    </style:style>
    <style:style style:name="T6" style:family="text">
      <style:text-properties officeooo:rsid="001f245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1f245d"/>
    </style:style>
    <style:style style:name="T9" style:family="text">
      <style:text-properties style:text-underline-style="solid" style:text-underline-width="auto" style:text-underline-color="font-color" fo:font-weight="normal" officeooo:rsid="001f245d" style:font-weight-asian="normal" style:font-weight-complex="normal"/>
    </style:style>
    <style:style style:name="T10" style:family="text">
      <style:text-properties style:text-underline-style="solid" style:text-underline-width="auto" style:text-underline-color="font-color" officeooo:rsid="0022da7a"/>
    </style:style>
    <style:style style:name="T11" style:family="text">
      <style:text-properties officeooo:rsid="0022da7a"/>
    </style:style>
    <style:style style:name="T12" style:family="text">
      <style:text-properties officeooo:rsid="00294a61"/>
    </style:style>
    <style:style style:name="T13" style:family="text">
      <style:text-properties officeooo:rsid="0029ebc6"/>
    </style:style>
    <style:style style:name="T14" style:family="text">
      <style:text-properties officeooo:rsid="002f3352"/>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bookmark text:name="_v67dimlijonx"/></text:p>
      <text:p text:style-name="Title"><text:bookmark text:name="_j4gig3rqqfrm"/></text:p>
      <text:p text:style-name="Title"><text:bookmark text:name="_1gs01v3owwcp"/></text:p>
      <text:p text:style-name="P11"><text:bookmark text:name="_fb49hclafle8"/>Memoria de la práctica 1b: <text:s/>Aprendizaje de Pesos en Características</text:p>
      <text:p text:style-name="P10"><text:bookmark text:name="_ifhk3c54pawm"/>Cristina Sánchez Justicia, 77689772G</text:p>
      <text:p text:style-name="P10"><text:bookmark text:name="_10wbdlmft3ui"/><text:a xlink:type="simple" xlink:href="mailto:cristinasj@correo.ugr.es" text:style-name="ListLabel_20_19" text:visited-style-name="ListLabel_20_19"><text:span text:style-name="T1">cristinasj@correo.ugr.es</text:span></text:a></text:p>
      <text:p text:style-name="P1">3ºCSI-1: Grupo de prácticas de los viernes</text:p>
      <text:p text:style-name="P9"><text:bookmark text:name="_d1noc4v20rps"/>Curso 2021-2022</text:p>
      <text:p text:style-name="P1">Algoritmos 1-NN, Búsqueda Local y Greedy RELIEF</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Índice</text:p>
          </text:index-title>
        </text:index-body>
      </text:table-of-content>
      <text:p text:style-name="P35">- Definición del problema de clasificación </text:p>
      <text:p text:style-name="P36">- Lenguaje elegido en la práctica </text:p>
      <text:p text:style-name="P36">- Al<text:span text:style-name="T14">goritmos aplicados al problema </text:span></text:p>
      <text:p text:style-name="Heading_20_1">- Procedimiento considerado para desarrollar la práctica</text:p>
      <text:p text:style-name="P38">- Cómo ejecutarlo </text:p>
      <text:p text:style-name="P8"><text:bookmark text:name="_tfhrmovu69fb"/>Definición del problema de clasificación</text:p>
      <text:p text:style-name="Standard">Los datos que se nos proporcionan son: </text:p>
      <text:list xml:id="list4259380915" text:style-name="WWNum1">
        <text:list-item>
          <text:p text:style-name="P26">Las clases en el problema </text:p>
        </text:list-item>
        <text:list-item>
          <text:p text:style-name="P26">Un conjunto de entrenamiento donde sabemos: </text:p>
          <text:list>
            <text:list-item>
              <text:p text:style-name="P28">La clase a la que pertenece cada elemento</text:p>
            </text:list-item>
            <text:list-item>
              <text:p text:style-name="P28">El vector de características de cada elemento</text:p>
            </text:list-item>
          </text:list>
        </text:list-item>
      </text:list>
      <text:p text:style-name="P3">El objetivo es encontrar una función para que dado un elemento nuevo con sus características, podamos estimar su clase.</text:p>
      <text:p text:style-name="Standard"/>
      <text:p text:style-name="Standard">Usaremos la técnica de K vecinos más cercanos<text:span text:style-name="T13">, búsqueda local y greedy RELIEF. </text:span></text:p>
      <text:p text:style-name="P34"/>
      <text:p text:style-name="P8">Lenguaje elegido en la práctica </text:p>
      <text:p text:style-name="P13">En primer <text:span text:style-name="T2">lugar elegí C++ por recomendación del profesor y mis compañeros. Me advirtieron de que el algoritmo era más costoso en tiempo a lo que estaba acostumbrada. </text:span></text:p>
      <text:p text:style-name="P12">Sin embargo, después de intentar implementar la lectura de los datos en C++ empecé a <text:span text:style-name="T3">fantasear con</text:span> cambiar a un lenguaje de más alto nivel. Obtener el primer fallo de segmento fue la gota que colmó el vaso: mi modelo tardará mucho menos en entrenar que yo en solucionar todos los fallos de segmento que<text:span text:style-name="T3"> voy a generar</text:span>. Además, <text:span text:style-name="T3">confío</text:span> en el hardware de mi ordenador.</text:p>
      <text:p text:style-name="P31"><text:bookmark text:name="_3l9w6a54vti4"/>Python fue mi segundo y final intento.</text:p>
      <text:p text:style-name="P8"><text:bookmark text:name="_u70pboz26bkn"/>Algoritmos aplicados al problema </text:p>
      <text:p text:style-name="Standard">(4 paginas) </text:p>
      <text:p text:style-name="Heading_20_2"><text:bookmark text:name="_vmonag49ewxg"/>Consideraciones comunes a los distintos algoritmos. </text:p>
      <text:p text:style-name="Standard">Se dividirá el conjunto de datos que se nos proporciona en 5 subgrupos aleatorios, manteniendo en cada subconjunto la proporción aproximada del conjunto inicial. Por cada técnica de clasificación se harán 5 iteraciones donde 1 de los grupos es de test y los otros 4 de entrenamiento, usando cada grupo como test. Se calculará el porcentaje clasificado correctamente en cada iteración y se hará la media de las 5 iteraciones con cada clasificador. </text:p>
      <text:p text:style-name="P14"/>
      <text:p text:style-name="Heading_20_2"><text:bookmark text:name="_qsf4kfl1rood"/>Descripción de los algoritmos específicos.</text:p>
      <text:p text:style-name="Standard">(Esquema de representación de soluciones y la descripción en pseudocódigo de la función objetivo y los operadores comunes)</text:p>
      <text:p text:style-name="Standard"/>
      <text:p text:style-name="Heading_20_3"><text:bookmark text:name="_dxbwgn8zumrf"/>K-NN</text:p>
      <text:p text:style-name="P15">El clasificador 1-NN se diferencia en el resto en que considera todas las características igualmente importantes, sin añadir pesos. </text:p>
      <text:p text:style-name="P15"/>
      <text:p text:style-name="Standard">Se representan los ejemplos disponibles en el espacio según el valor de sus características. El nuevo ejemplo se clasifica según la clase de los k ejemplos más cercanos. </text:p>
      <text:p text:style-name="Standard"/>
      <text:p text:style-name="Standard">En la práctica se usará k = 1 y la distancia euclídea. </text:p>
      <text:p text:style-name="Standard"/>
      <text:p text:style-name="Standard">Ejemplos: e = [e1,...,em]</text:p>
      <text:p text:style-name="Standard">Nuevo ejemplo: e’</text:p>
      <text:p text:style-name="Standard"/>
      <text:p text:style-name="Standard">distancia(A,B): </text:p>
      <text:p text:style-name="Standard"><text:tab/># A y B son vectores de características del mismo tamaño </text:p>
      <text:p text:style-name="Standard"><text:tab/>normalizar_todos_elementos(A)</text:p>
      <text:p text:style-name="Standard"><text:tab/>normalizar_todos_elementos(B)</text:p>
      <text:p text:style-name="Standard"><text:tab/>distancia = 0</text:p>
      <text:p text:style-name="P5">Para i=1 hasta e.tamaño() hacer: </text:p>
      <text:p text:style-name="Standard"><text:tab/><text:tab/>distancia += (A[i] - B[i])²</text:p>
      <text:p text:style-name="Standard"><text:tab/>distancia = raiz_cuadrada(distancia)</text:p>
      <text:p text:style-name="P5">Devolver distancia</text:p>
      <text:p text:style-name="Standard"/>
      <text:p text:style-name="Standard">k-nn (e, e’): </text:p>
      <text:p text:style-name="P5"># Se inicializan los valores iniciales</text:p>
      <text:p text:style-name="P5">normalizar_todos_elementos(e+e’)</text:p>
      <text:p text:style-name="P5">clase_minima = clase(e[1]) </text:p>
      <text:p text:style-name="P5"><text:soft-page-break/>distancia_minima = distancia(e1,e’)<text:tab/></text:p>
      <text:p text:style-name="P5">Para i=2 hasta m hacer:</text:p>
      <text:p text:style-name="Standard"><text:tab/><text:tab/>distancia_actual = distancia(e[i],e’)</text:p>
      <text:p text:style-name="P6">Si (distancia&lt;distancia_minima): </text:p>
      <text:p text:style-name="P7">clase_minima = clase(e[i])</text:p>
      <text:p text:style-name="P7">distancia_minima = distancia<text:tab/><text:tab/></text:p>
      <text:p text:style-name="P5">Devolver clase_minima</text:p>
      <text:p text:style-name="Standard"><text:s text:c="3"/></text:p>
      <text:p text:style-name="P40"><text:bookmark text:name="_h2l8l185iz3"/>B<text:span text:style-name="T13">úsqueda </text:span>L<text:span text:style-name="T13">ocal</text:span></text:p>
      <text:p text:style-name="P16"><text:span text:style-name="T7"/></text:p>
      <text:p text:style-name="Standard">Optimiza los resultados de K-NN aplicando ponderaciones a las características. </text:p>
      <text:p text:style-name="Standard"/>
      <text:p text:style-name="P17"><text:span text:style-name="T8">Esquema de representación:</text:span><text:span text:style-name="T6"> </text:span>En este caso a parte de trabajar con los datos de ejemplo, también usamos un array con tantas posiciones como características haya. Cada elemento del array es la importancia normalizada que tiene esa característica para el resultado.<text:span text:style-name="T6"> </text:span></text:p>
      <text:p text:style-name="P17"/>
      <text:p text:style-name="P17"><text:span text:style-name="T9">Función objetivo:</text:span><text:span text:style-name="T6"> maximizar la función que combina la medida de precisión y la medida de reducción. En nuestro caso daremos la misma importancia a ambas usando un valor de alfa de 0,5.</text:span></text:p>
      <text:p text:style-name="P17"/>
      <text:p text:style-name="P24">float tasa_clas (instancias_bien_clasificadas, instancias_totales)</text:p>
      <text:p text:style-name="P24"><text:tab/>return 100 * instancias_bien_clasificadas / instancias_totales </text:p>
      <text:p text:style-name="P17"/>
      <text:p text:style-name="P24">float Objetivo (tasa_clas, tasa_red, alfa = 0,5)</text:p>
      <text:p text:style-name="P25"><text:tab/>return alfa * tasa_class + (1 - alfa) * tasa_red </text:p>
      <text:p text:style-name="P24"><text:tab/> </text:p>
      <text:p text:style-name="P17"/>
      <text:p text:style-name="P19"><text:span text:style-name="T6">La medida de precisión</text:span> <text:span text:style-name="T6">valora la calidad del algoritmo. La medida de reducción premia los algoritmos que usan menos características. Esto puede ser importante cuando los recursos de tiempo o hardware son limitados. Este efoque nos permite encontrar un tradeoff entre precisión y simplicidad que más se ajuste a nuestra situación. </text:span></text:p>
      <text:p text:style-name="P17"/>
      <text:p text:style-name="P18"><text:span text:style-name="T7">Generación de la solución inicial:</text:span> Distribución uniforme [0,1]</text:p>
      <text:p text:style-name="P17"/>
      <text:p text:style-name="P18"><text:span text:style-name="T7">Generación de vecinos:</text:span> Distribución normal de media 0. </text:p>
      <text:p text:style-name="P18"/>
      <text:p text:style-name="P18"><text:span text:style-name="T7">Criterio de aceptación:</text:span> una mejora es considerada como un incremento de la función objetivo. </text:p>
      <text:p text:style-name="P18"/>
      <text:p text:style-name="P18"><text:span text:style-name="T7">Exploración del vecindario:</text:span> Se cambia una componente aleatoria siguiendo la generación de vecinos hasta que se cumpla el criterio de aceptación. </text:p>
      <text:p text:style-name="P18"/>
      <text:p text:style-name="P41">RELIEF</text:p>
      <text:p text:style-name="P20">En este algoritmo se tienen en cuenta las distancias a su enemigo y amigo más cercano, siendo un enemigo un ejemplo de diferente clase y el amigo un ejemplo de igual clase.</text:p>
      <text:p text:style-name="P20"><text:soft-page-break/></text:p>
      <text:p text:style-name="P20">La idea es premiar las características que más diferencian a cada ejemplo y penalizar las que no aportan tanto. </text:p>
      <text:p text:style-name="P20"/>
      <text:p text:style-name="P20"><text:span text:style-name="T7">Esquema de representación:</text:span> sejemante al de BL. </text:p>
      <text:p text:style-name="P17"/>
      <text:p text:style-name="P20"><text:span text:style-name="T7">Función objetivo</text:span>: semejante al de BL. </text:p>
      <text:p text:style-name="P20"/>
      <text:p text:style-name="P20"><text:span text:style-name="T7">Generación de la solución inicial:</text:span> el vector de pesos comienza en 0.</text:p>
      <text:p text:style-name="P20"/>
      <text:p text:style-name="P20"><text:span text:style-name="T7">Generación de vecinos:</text:span> calculamos la distancia euclídea entre dos ejemplos y tomamos como vecino el que esté más cerca. </text:p>
      <text:p text:style-name="P20"/>
      <text:p text:style-name="P20"><text:span text:style-name="T7">Criterio de aceptación:</text:span> se incrementa la función objetivo. </text:p>
      <text:p text:style-name="P20"/>
      <text:p text:style-name="P21"><text:span text:style-name="T10">Exploración del vecindario:</text:span><text:span text:style-name="T11"> Se itera sobre todos los ejemplos. </text:span></text:p>
      <text:p text:style-name="Heading_20_1"/>
      <text:p text:style-name="P8"><text:bookmark text:name="_600v6qsf3xnp"/>Procedimiento considerado para desarrollar la práctica</text:p>
      <text:p text:style-name="Standard">La implementación de la práctica se resuelve en 4 grandes pasos generales: </text:p>
      <text:list xml:id="list3905087060" text:style-name="WWNum2">
        <text:list-item>
          <text:p text:style-name="P27">Lectura de los datos de entrada </text:p>
        </text:list-item>
        <text:list-item>
          <text:p text:style-name="P27">Algoritmo 1-NN </text:p>
        </text:list-item>
        <text:list-item>
          <text:p text:style-name="P27">Algoritmo BL </text:p>
        </text:list-item>
        <text:list-item>
          <text:p text:style-name="P27">Algoritmo Greedy RELIEF </text:p>
        </text:list-item>
      </text:list>
      <text:p text:style-name="P3"/>
      <text:p text:style-name="P39">Lectura de los datos de entrada</text:p>
      <text:p text:style-name="P3">L<text:span text:style-name="T4">a primera idea era guardar los datos</text:span> en vectores de pares de vectores y características de la siguiente forma: </text:p>
      <text:p text:style-name="P3"/>
      <table:table table:name="Table7" table:style-name="Table7">
        <table:table-column table:style-name="Table7.A"/>
        <table:table-row table:style-name="Table7.1">
          <table:table-cell table:style-name="Table7.A1" office:value-type="string">
            <text:p text:style-name="P4">Elemento 1 </text:p>
            <table:table table:name="Table2" table:style-name="Table2">
              <table:table-column table:style-name="Table2.A"/>
              <table:table-column table:style-name="Table2.B"/>
              <table:table-row table:style-name="Table2.1">
                <table:table-cell table:style-name="Table2.A1" office:value-type="string">
                  <text:p text:style-name="P4">Clase del elemento 1 </text:p>
                </table:table-cell>
                <table:table-cell table:style-name="Table2.A1" office:value-type="string">
                  <text:p text:style-name="P4">Características del elemento 1 </text:p>
                  <table:table table:name="Table1" table:style-name="Table1">
                    <table:table-column table:style-name="Table1.A" table:number-columns-repeated="2"/>
                    <table:table-column table:style-name="Table1.C"/>
                    <table:table-column table:style-name="Table1.A"/>
                    <table:table-column table:style-name="Table1.C"/>
                    <table:table-column table:style-name="Table1.A"/>
                    <table:table-row table:style-name="Table1.1">
                      <table:table-cell table:style-name="Table1.A1" office:value-type="string">
                        <text:p text:style-name="P4">C1</text:p>
                      </table:table-cell>
                      <table:table-cell table:style-name="Table1.A1" office:value-type="string">
                        <text:p text:style-name="P4">C2</text:p>
                      </table:table-cell>
                      <table:table-cell table:style-name="Table1.A1" office:value-type="string">
                        <text:p text:style-name="P4">C3</text:p>
                      </table:table-cell>
                      <table:table-cell table:style-name="Table1.A1" office:value-type="string">
                        <text:p text:style-name="P4">C4</text:p>
                      </table:table-cell>
                      <table:table-cell table:style-name="Table1.A1" office:value-type="string">
                        <text:p text:style-name="P4">C5</text:p>
                      </table:table-cell>
                      <table:table-cell table:style-name="Table1.A1" office:value-type="string">
                        <text:p text:style-name="P4">C6</text:p>
                      </table:table-cell>
                    </table:table-row>
                  </table:table>
                  <text:p text:style-name="P4"/>
                </table:table-cell>
              </table:table-row>
            </table:table>
            <text:p text:style-name="P4"/>
          </table:table-cell>
        </table:table-row>
        <table:table-row table:style-name="Table7.1">
          <table:table-cell table:style-name="Table7.A1" office:value-type="string">
            <text:p text:style-name="P2">Elemento 2</text:p>
            <table:table table:name="Table4" table:style-name="Table4">
              <table:table-column table:style-name="Table4.A"/>
              <table:table-column table:style-name="Table4.B"/>
              <table:table-row table:style-name="Table4.1">
                <table:table-cell table:style-name="Table4.A1" office:value-type="string">
                  <text:p text:style-name="P2">Clase del elemento 2 </text:p>
                </table:table-cell>
                <table:table-cell table:style-name="Table4.A1" office:value-type="string">
                  <text:p text:style-name="P2">Características del elemento 2 </text:p>
                  <table:table table:name="Table3" table:style-name="Table3">
                    <table:table-column table:style-name="Table3.A" table:number-columns-repeated="2"/>
                    <table:table-column table:style-name="Table3.C"/>
                    <table:table-column table:style-name="Table3.A"/>
                    <table:table-column table:style-name="Table3.C"/>
                    <table:table-column table:style-name="Table3.A"/>
                    <table:table-row table:style-name="Table3.1">
                      <table:table-cell table:style-name="Table3.A1" office:value-type="string">
                        <text:p text:style-name="P2">C1</text:p>
                      </table:table-cell>
                      <table:table-cell table:style-name="Table3.A1" office:value-type="string">
                        <text:p text:style-name="P2">C2</text:p>
                      </table:table-cell>
                      <table:table-cell table:style-name="Table3.A1" office:value-type="string">
                        <text:p text:style-name="P2">C3</text:p>
                      </table:table-cell>
                      <table:table-cell table:style-name="Table3.A1" office:value-type="string">
                        <text:p text:style-name="P2">C4</text:p>
                      </table:table-cell>
                      <table:table-cell table:style-name="Table3.A1" office:value-type="string">
                        <text:p text:style-name="P2">C5</text:p>
                      </table:table-cell>
                      <table:table-cell table:style-name="Table3.A1" office:value-type="string">
                        <text:p text:style-name="P2">C6</text:p>
                      </table:table-cell>
                    </table:table-row>
                  </table:table>
                  <text:p text:style-name="P2"/>
                </table:table-cell>
              </table:table-row>
            </table:table>
            <text:p text:style-name="P2"/>
            <text:p text:style-name="P4"/>
          </table:table-cell>
        </table:table-row>
        <table:table-row table:style-name="Table7.1">
          <table:table-cell table:style-name="Table7.A1" office:value-type="string">
            <text:p text:style-name="P4">…</text:p>
          </table:table-cell>
        </table:table-row>
        <table:table-row table:style-name="Table7.1">
          <table:table-cell table:style-name="Table7.A1" office:value-type="string">
            <text:p text:style-name="P4">….</text:p>
          </table:table-cell>
        </table:table-row>
        <table:table-row table:style-name="Table7.1">
          <table:table-cell table:style-name="Table7.A1" office:value-type="string">
            <text:p text:style-name="P2">Elemento N</text:p>
            <table:table table:name="Table6" table:style-name="Table6">
              <table:table-column table:style-name="Table6.A"/>
              <table:table-column table:style-name="Table6.B"/>
              <table:table-row table:style-name="Table6.1">
                <table:table-cell table:style-name="Table6.A1" office:value-type="string">
                  <text:p text:style-name="P2">Clase del elemento N </text:p>
                </table:table-cell>
                <table:table-cell table:style-name="Table6.A1" office:value-type="string">
                  <text:p text:style-name="P2">Características del elemento N </text:p>
                  <table:table table:name="Table5" table:style-name="Table5">
                    <table:table-column table:style-name="Table5.A" table:number-columns-repeated="2"/>
                    <table:table-column table:style-name="Table5.C"/>
                    <table:table-column table:style-name="Table5.A"/>
                    <table:table-column table:style-name="Table5.C"/>
                    <table:table-column table:style-name="Table5.A"/>
                    <table:table-row table:style-name="Table5.1">
                      <table:table-cell table:style-name="Table5.A1" office:value-type="string">
                        <text:p text:style-name="P2">C1</text:p>
                      </table:table-cell>
                      <table:table-cell table:style-name="Table5.A1" office:value-type="string">
                        <text:p text:style-name="P2">C2</text:p>
                      </table:table-cell>
                      <table:table-cell table:style-name="Table5.A1" office:value-type="string">
                        <text:p text:style-name="P2">C3</text:p>
                      </table:table-cell>
                      <table:table-cell table:style-name="Table5.A1" office:value-type="string">
                        <text:p text:style-name="P2">C4</text:p>
                      </table:table-cell>
                      <table:table-cell table:style-name="Table5.A1" office:value-type="string">
                        <text:p text:style-name="P2">C5</text:p>
                      </table:table-cell>
                      <table:table-cell table:style-name="Table5.A1" office:value-type="string">
                        <text:p text:style-name="P2">C6</text:p>
                      </table:table-cell>
                    </table:table-row>
                  </table:table>
                  <text:p text:style-name="P2"/>
                </table:table-cell>
              </table:table-row>
            </table:table>
            <text:p text:style-name="P2"/>
            <text:p text:style-name="P4"/>
          </table:table-cell>
        </table:table-row>
      </table:table>
      <text:p text:style-name="P3"/>
      <text:p text:style-name="P30">Sin embargo, más tarde decidí por simplicidad mantener la estructura de los archivos arff y guardar la clase del elemento al final del vector de características. </text:p>
      <text:p text:style-name="P39">Algoritmo 1-NN </text:p>
      <text:p text:style-name="P32">Para el algoritmo 1-NN he decidido utilizar la clase random de python para <text:span text:style-name="T5">agilizar el desarrollo. </text:span></text:p>
      <text:p text:style-name="P32"/>
      <text:p text:style-name="P37"><text:soft-page-break/>Cómo ejecutarlo </text:p>
      <text:p text:style-name="P23"><text:span text:style-name="T12">1. Ir a la carpeta fuentes </text:span></text:p>
      <text:p text:style-name="P23"><text:span text:style-name="T12">2. escribir </text:span>make <text:span text:style-name="T12">en la terminal </text:span><text:s/></text:p>
      <text:p text:style-name="P22"/>
      <text:p text:style-name="P22">Sinceramente, no es necesario ejecutar el código porque no está muy avanza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22-04-10T21:57:29.384241697</dc:date>
    <meta:editing-duration>PT3H16M20S</meta:editing-duration>
    <meta:editing-cycles>19</meta:editing-cycles>
    <meta:document-statistic meta:table-count="7" meta:image-count="0" meta:object-count="0" meta:page-count="9" meta:paragraph-count="124" meta:word-count="987" meta:character-count="6316" meta:non-whitespace-character-count="5382"/>
  </office:meta>
</office:document-meta>
</file>